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2E55B9686D6F24A231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2283in" svg:height="3.7563in" draw:z-index="0"><draw:image xlink:href="Pictures/1000020100000556000002E55B9686D6F24A231A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21:32:08.654640940</meta:creation-date>
    <dc:date>2018-05-28T21:33:11.237042947</dc:date>
    <meta:editing-duration>PT1M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3.2$Linux_X86_64 LibreOffice_project/00m0$Build-2</meta:generator>
  </office:meta>
</office:document-meta>
</file>